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2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27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3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2428d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2428d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77d73" style:font-style-asian="italic" style:font-style-complex="italic"/>
    </style:style>
    <style:style style:name="T11" style:family="text">
      <style:text-properties fo:color="#ffffff" loext:opacity="100%" style:font-name="Source Serif Pro Semibold"/>
    </style:style>
    <style:style style:name="T12" style:family="text">
      <style:text-properties fo:color="#ffffff" loext:opacity="100%" style:font-name="Source Serif Pro Semibold" officeooo:rsid="0028a0dd"/>
    </style:style>
    <style:style style:name="T13" style:family="text">
      <style:text-properties officeooo:rsid="00429748"/>
    </style:style>
    <style:style style:name="T14" style:family="text">
      <style:text-properties style:font-name="Source Serif Pro Semibold"/>
    </style:style>
    <style:style style:name="T15" style:family="text">
      <style:text-properties style:font-name="Source Serif Pro Semibold" officeooo:rsid="0021ddc2"/>
    </style:style>
    <style:style style:name="T16" style:family="text">
      <style:text-properties style:font-name="Source Serif Pro Semibold" officeooo:rsid="00429748"/>
    </style:style>
    <style:style style:name="T17" style:family="text">
      <style:text-properties style:font-name="Source Serif Pro Semibold" officeooo:rsid="005684ba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font-name="Source Serif Pro Bold"/>
    </style:style>
    <style:style style:name="T20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21" style:family="text">
      <style:text-properties fo:color="#ff8000" loext:opacity="100%" fo:font-size="20pt" style:font-size-asian="20pt" style:font-size-complex="20pt"/>
    </style:style>
    <style:style style:name="T22" style:family="text">
      <style:text-properties officeooo:rsid="00469666"/>
    </style:style>
    <style:style style:name="T23" style:family="text">
      <style:text-properties officeooo:rsid="0047ba4e"/>
    </style:style>
    <style:style style:name="T24" style:family="text">
      <style:text-properties officeooo:rsid="005684ba"/>
    </style:style>
    <style:style style:name="T25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24">RED PlaneT</text:p>
      <text:p text:style-name="P27"><text:span text:style-name="T14">Amstrad CPC - </text:span><text:span text:style-name="T16">© </text:span><text:span text:style-name="T15">2015/</text:span><text:span text:style-name="T17">20</text:span><text:span text:style-name="T14">22</text:span></text:p>
      <text:p text:style-name="P2"/>
      <text:p text:style-name="P2"/>
      <text:p text:style-name="P11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13">Pero cuidado, e</text:span><text:span text:style-name="T4">l entorno es peligroso. </text:span><text:span text:style-name="T13">E</text:span><text:span text:style-name="T4">vita </text:span><text:span text:style-name="T13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2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3"><draw:frame draw:style-name="fr5" draw:name="Imagen3" text:anchor-type="paragraph" svg:x="0.557cm" svg:y="0.37cm" svg:width="1.893cm" svg:height="1.774cm" draw:z-index="3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4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4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0"/>
      <text:p text:style-name="P25">ENEMIGOS:</text:p>
      <text:p text:style-name="P10"/>
      <text:p text:style-name="P19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mime-type="image/png"/></draw:frame><text:span text:style-name="T20">INFECTADO:</text:span> <text:span text:style-name="T1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18"/>
      <text:p text:style-name="P18"/>
      <text:p text:style-name="P19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mime-type="image/png"/></draw:frame><text:span text:style-name="T19">ARACNOVIRUS:</text:span> <text:span text:style-name="T11">De movimientos erráticos y rápidos. Suelen moverse por el aire. Son los alienígenas más numerosos que han colonizado la base.</text:span></text:p>
      <text:p text:style-name="P18"/>
      <text:p text:style-name="P18"/>
      <text:p text:style-name="P19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mime-type="image/png"/></draw:frame><text:span text:style-name="T19">PELUSOIDE:</text:span> <text:span text:style-name="T11">Son muy inteligentes. Pueden permanecer agazapados esperando tu llegada. Si te ven o te oyen, </text:span><text:span text:style-name="T12">se abalanzarán sobre ti. En ese caso a</text:span><text:span text:style-name="T11">caba con ellos cuanto antes. Lo mejor es mantenerse a distancia.</text:span></text:p>
      <text:p text:style-name="P4"/>
      <text:p text:style-name="P4"/>
      <text:p text:style-name="P4"/>
      <text:p text:style-name="P26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26">CONTROL DE JUEGO:</text:p>
      <text:p text:style-name="P21"/>
      <text:p text:style-name="P15">1: Teclado.<text:tab/><text:tab/>2: Joystick.</text:p>
      <text:p text:style-name="P15"/>
      <text:p text:style-name="P15">Q:<text:tab/><text:tab/>Saltar.</text:p>
      <text:p text:style-name="P15">A:<text:tab/><text:tab/>Acción. <text:span text:style-name="T23">(</text:span>Depositar explosivos, pulsar detonador<text:span text:style-name="T23">)</text:span></text:p>
      <text:p text:style-name="P15">O:<text:tab/><text:tab/>Izquierda.</text:p>
      <text:p text:style-name="P15">P:<text:tab/><text:tab/>Derecha.</text:p>
      <text:p text:style-name="P16">SPC:<text:tab/>Disparo.</text:p>
      <text:p text:style-name="P16"/>
      <text:p text:style-name="P17">M:<text:tab/><text:tab/>Música Sí/No.</text:p>
      <text:p text:style-name="P15"><text:span text:style-name="T23">Enter</text:span>:<text:tab/>Pausa.</text:p>
      <text:p text:style-name="P15"><text:span text:style-name="T22">ESC</text:span>:<text:tab/>Cancelar partida.</text:p>
      <text:p text:style-name="P23"/>
      <text:p text:style-name="P22"><draw:frame draw:style-name="fr2" draw:name="Imagen10" text:anchor-type="paragraph" svg:x="0.771cm" svg:y="0.363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2"><draw:image xlink:href="../pant2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/>
      <text:p text:style-name="P31"><text:span text:style-name="T21">salvaKantero:</text:span><text:span text:style-name="T25"> Programa, gráficos, efectos de sonido.</text:span></text:p>
      <text:p text:style-name="P30"><text:span text:style-name="T18"><text:s text:c="27"/>tacha:</text:span> Música.</text:p>
      <text:p text:style-name="P31"/>
      <text:p text:style-name="P32">La imagen<text:span text:style-name="T6"> de</text:span> la pantalla de carga y <text:span text:style-name="T8">la</text:span> carátula <text:span text:style-name="T6">se ha obtenido </text:span></text:p>
      <text:p text:style-name="P32"><text:span text:style-name="T6">(con permiso de su autor) del original </text:span><text:span text:style-name="T10">Astronaut</text:span><text:span text:style-name="T6">, de </text:span>M<text:span text:style-name="T8">ichael</text:span> S<text:span text:style-name="T8">mith</text:span>. </text:p>
      <text:p text:style-name="P33">Síguelo en <text:span text:style-name="T5">t</text:span>witter / <text:span text:style-name="T5">i</text:span>nstagram en @<text:span text:style-name="T5">D</text:span>oodlebags.</text:p>
      <text:p text:style-name="P33"/>
      <text:p text:style-name="P34">Un agradecimiento muy especial a los <text:span text:style-name="T9">Mojon Twins,</text:span> por perfeccionar</text:p>
      <text:p text:style-name="P34">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3-14T09:59:04.730000000</dc:date>
    <meta:editing-duration>PT3H53M54S</meta:editing-duration>
    <meta:editing-cycles>51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8" meta:word-count="375" meta:character-count="2302" meta:non-whitespace-character-count="1919"/>
  </office:meta>
</office:document-meta>
</file>